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3d874c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3d874c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Open Sans" fo:font-size="12pt" officeooo:paragraph-rsid="00403cac" style:font-size-asian="12pt" style:font-size-complex="12pt"/>
    </style:style>
    <style:style style:name="P4" style:family="paragraph" style:parent-style-name="Standard">
      <style:text-properties style:font-name="Open Sans" fo:font-size="12pt" officeooo:paragraph-rsid="0040822f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4def2d" officeooo:paragraph-rsid="003d874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4610c2" officeooo:paragraph-rsid="003d874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roid Sans Mono" officeooo:rsid="004610c2" officeooo:paragraph-rsid="0042481c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3d874c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42481c" officeooo:paragraph-rsid="0042481c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42481c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Open Sans" officeooo:rsid="003704a7" officeooo:paragraph-rsid="003d874c"/>
    </style:style>
    <style:style style:name="P12" style:family="paragraph" style:parent-style-name="Text_20_body">
      <style:paragraph-properties fo:text-align="start" style:justify-single-word="false"/>
      <style:text-properties style:font-name="Open Sans" officeooo:rsid="0040822f" officeooo:paragraph-rsid="0040822f"/>
    </style:style>
    <style:style style:name="P13" style:family="paragraph" style:parent-style-name="Text_20_body">
      <style:paragraph-properties fo:text-align="start" style:justify-single-word="false"/>
      <style:text-properties officeooo:paragraph-rsid="00403cac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403cac"/>
    </style:style>
    <style:style style:name="P15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403cac" officeooo:paragraph-rsid="00403cac" style:font-weight-asian="bold" style:font-weight-complex="bold"/>
    </style:style>
    <style:style style:name="P16" style:family="paragraph" style:parent-style-name="Heading_20_1">
      <style:paragraph-properties fo:text-align="start" style:justify-single-word="false"/>
      <style:text-properties style:font-name="Open Sans" officeooo:paragraph-rsid="003d874c"/>
    </style:style>
    <style:style style:name="P17" style:family="paragraph" style:parent-style-name="Heading_20_1">
      <style:text-properties style:font-name="Open Sans"/>
    </style:style>
    <style:style style:name="P18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3d874c"/>
    </style:style>
    <style:style style:name="P19" style:family="paragraph" style:parent-style-name="Heading_20_2">
      <style:paragraph-properties fo:text-align="start" style:justify-single-word="false"/>
      <style:text-properties style:font-name="Open Sans" officeooo:paragraph-rsid="003d874c"/>
    </style:style>
    <style:style style:name="T1" style:family="text">
      <style:text-properties style:font-name="Open Sans" fo:font-weight="bold" officeooo:rsid="003704a7" style:font-weight-asian="bold" style:font-weight-complex="bold"/>
    </style:style>
    <style:style style:name="T2" style:family="text">
      <style:text-properties style:font-name="Open Sans" fo:font-weight="bold" officeooo:rsid="003c5032" style:font-weight-asian="bold" style:font-weight-complex="bold"/>
    </style:style>
    <style:style style:name="T3" style:family="text">
      <style:text-properties style:font-name="Open Sans" fo:font-weight="bold" officeooo:rsid="0043b7f9" style:font-weight-asian="bold" style:font-weight-complex="bold"/>
    </style:style>
    <style:style style:name="T4" style:family="text">
      <style:text-properties style:font-name="Open Sans" fo:font-weight="bold" officeooo:rsid="00423905" style:font-weight-asian="bold" style:font-weight-complex="bold"/>
    </style:style>
    <style:style style:name="T5" style:family="text">
      <style:text-properties style:font-name="Open Sans" fo:font-weight="bold" officeooo:rsid="0037e528" style:font-weight-asian="bold" style:font-weight-complex="bold"/>
    </style:style>
    <style:style style:name="T6" style:family="text">
      <style:text-properties style:font-name="Open Sans" officeooo:rsid="00423905"/>
    </style:style>
    <style:style style:name="T7" style:family="text">
      <style:text-properties style:font-name="Open Sans" officeooo:rsid="003c5032"/>
    </style:style>
    <style:style style:name="T8" style:family="text">
      <style:text-properties style:font-name="Open Sans" officeooo:rsid="0037e528"/>
    </style:style>
    <style:style style:name="T9" style:family="text">
      <style:text-properties style:font-name="Open Sans" officeooo:rsid="004aef48"/>
    </style:style>
    <style:style style:name="T10" style:family="text">
      <style:text-properties style:font-name="Open Sans" officeooo:rsid="003ef37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704a7" style:font-weight-asian="bold" style:font-weight-complex="bold"/>
    </style:style>
    <style:style style:name="T13" style:family="text">
      <style:text-properties fo:font-weight="bold" officeooo:rsid="003ef37a" style:font-weight-asian="bold" style:font-weight-complex="bold"/>
    </style:style>
    <style:style style:name="T14" style:family="text">
      <style:text-properties fo:font-weight="bold" officeooo:rsid="00403cac" style:font-weight-asian="bold" style:font-weight-complex="bold"/>
    </style:style>
    <style:style style:name="T15" style:family="text">
      <style:text-properties fo:font-weight="bold" officeooo:rsid="00403cac" style:font-name-asian="F" style:font-weight-asian="bold" style:font-weight-complex="bold"/>
    </style:style>
    <style:style style:name="T16" style:family="text">
      <style:text-properties style:text-position="0% 100%" style:font-name="Open Sans" officeooo:rsid="00423905"/>
    </style:style>
    <style:style style:name="T17" style:family="text">
      <style:text-properties officeooo:rsid="0042390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23905" style:font-weight-asian="normal" style:font-weight-complex="normal"/>
    </style:style>
    <style:style style:name="T20" style:family="text">
      <style:text-properties fo:font-weight="normal" officeooo:rsid="003ef37a" style:font-weight-asian="normal" style:font-weight-complex="normal"/>
    </style:style>
    <style:style style:name="T21" style:family="text">
      <style:text-properties fo:font-weight="normal" officeooo:rsid="00403cac" style:font-name-asian="F" style:font-weight-asian="normal" style:font-weight-complex="normal"/>
    </style:style>
    <style:style style:name="T22" style:family="text">
      <style:text-properties fo:font-weight="normal" officeooo:rsid="00403cac" style:font-name-asian="F" style:font-weight-asian="normal" style:font-name-complex="Droid Sans Devanagari" style:font-weight-complex="normal"/>
    </style:style>
    <style:style style:name="T23" style:family="text">
      <style:text-properties officeooo:rsid="00452f48"/>
    </style:style>
    <style:style style:name="T24" style:family="text">
      <style:text-properties officeooo:rsid="003704a7"/>
    </style:style>
    <style:style style:name="T25" style:family="text">
      <style:text-properties officeooo:rsid="00511b77"/>
    </style:style>
    <style:style style:name="T26" style:family="text">
      <style:text-properties officeooo:rsid="003ef37a"/>
    </style:style>
    <style:style style:name="T27" style:family="text">
      <style:text-properties officeooo:rsid="00403cac"/>
    </style:style>
    <style:style style:name="T28" style:family="text">
      <style:text-properties style:font-name-asian="F"/>
    </style:style>
    <style:style style:name="T29" style:family="text">
      <style:text-properties officeooo:rsid="00403cac" style:font-name-asian="F"/>
    </style:style>
    <style:style style:name="T30" style:family="text">
      <style:text-properties officeooo:rsid="0040822f" style:font-name-asian="F"/>
    </style:style>
    <style:style style:name="T31" style:family="text">
      <style:text-properties style:font-name="Open Sans1" officeooo:rsid="00403cac" style:font-name-asian="Open Sans1" style:font-name-complex="Open Sans1"/>
    </style:style>
    <style:style style:name="T32" style:family="text">
      <style:text-properties style:font-name="Open Sans1" fo:font-weight="normal" officeooo:rsid="00403cac" style:font-name-asian="Open Sans1" style:font-weight-asian="normal" style:font-name-complex="Open Sans1" style:font-weight-complex="normal"/>
    </style:style>
    <style:style style:name="T33" style:family="text">
      <style:text-properties style:font-name="Open Sans1" fo:font-weight="bold" officeooo:rsid="00403cac" style:font-name-asian="Open Sans1" style:font-weight-asian="bold" style:font-name-complex="Open Sans1" style:font-weight-complex="bold"/>
    </style:style>
    <style:style style:name="T34" style:family="text">
      <style:text-properties style:font-name="Open Sans" officeooo:rsid="00358a91" style:font-name-asian="F"/>
    </style:style>
    <style:style style:name="T35" style:family="text">
      <style:text-properties style:font-name="Open Sans" officeooo:rsid="00403cac" style:font-name-asian="F"/>
    </style:style>
    <style:style style:name="T36" style:family="text">
      <style:text-properties style:font-name="Open Sans" fo:font-size="12pt" style:font-size-asian="12pt" style:font-size-complex="12pt"/>
    </style:style>
    <style:style style:name="T37" style:family="text">
      <style:text-properties style:font-name="Open Sans" fo:font-size="12pt" officeooo:rsid="00403cac" style:font-size-asian="12pt" style:font-size-complex="12pt"/>
    </style:style>
    <style:style style:name="T38" style:family="text">
      <style:text-properties style:font-name="Open Sans" officeooo:rsid="00358a91"/>
    </style:style>
    <style:style style:name="T39" style:family="text">
      <style:text-properties style:font-name="Open Sans" officeooo:rsid="00403cac"/>
    </style:style>
    <style:style style:name="T40" style:family="text">
      <style:text-properties style:font-name="Open Sans" officeooo:rsid="00403cac" style:font-name-asian="Droid Sans Fallback" style:font-name-complex="Droid Sans Devanagari"/>
    </style:style>
    <style:style style:name="T41" style:family="text">
      <style:text-properties style:font-name="Open Sans" fo:font-weight="bold" officeooo:rsid="00358a91" style:font-weight-asian="bold" style:font-weight-complex="bold"/>
    </style:style>
    <style:style style:name="T42" style:family="text">
      <style:text-properties style:font-name="Open Sans" fo:font-weight="bold" officeooo:rsid="00403cac" style:font-weight-asian="bold" style:font-weight-complex="bold"/>
    </style:style>
    <style:style style:name="T43" style:family="text">
      <style:text-properties style:font-name="Open Sans" fo:font-weight="bold" officeooo:rsid="00403cac" style:font-name-asian="F" style:font-weight-asian="bold" style:font-weight-complex="bold"/>
    </style:style>
    <style:style style:name="T44" style:family="text">
      <style:text-properties style:font-name="Open Sans" fo:font-weight="bold" officeooo:rsid="00358a91" style:font-name-asian="F" style:font-weight-asian="bold" style:font-weight-complex="bold"/>
    </style:style>
    <style:style style:name="T45" style:family="text">
      <style:text-properties officeooo:rsid="0040822f"/>
    </style:style>
    <style:style style:name="T46" style:family="text">
      <style:text-properties style:font-name="Consolas" style:font-size-complex="11pt"/>
    </style:style>
    <style:style style:name="T47" style:family="text">
      <style:text-properties officeooo:rsid="004248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change</text:p>
      <text:p text:style-name="P2">Time limit: 1 sec</text:p>
      <text:p text:style-name="P3"><text:tab/>A general money exchanger is a place that one could bring in money in <text:span text:style-name="T27">one</text:span> currency and exchange it to another currency. <text:span text:style-name="T27">There are </text:span><text:span text:style-name="T14">N</text:span><text:span text:style-name="T27"> </text:span><text:span text:style-name="T28">different currencies, </text:span><text:span text:style-name="T29">numbered 0 to </text:span><text:span text:style-name="T15">N</text:span><text:span text:style-name="T29">-1. A</text:span><text:span text:style-name="T28">n exchanger provides a </text:span><text:span text:style-name="T29">2D </text:span><text:span text:style-name="T28">table </text:span><text:span text:style-name="T15">R</text:span><text:span text:style-name="T28"> such that </text:span><text:span text:style-name="T15">R[a][b]</text:span><text:span text:style-name="T29"> </text:span><text:span text:style-name="T28">indicates the amount of currency </text:span><text:span text:style-name="T15">b</text:span><text:span text:style-name="T29"> </text:span><text:span text:style-name="T28">that the exchanger will give for one unit of currency </text:span><text:span text:style-name="T15">a</text:span><text:span text:style-name="T29">.</text:span><text:span text:style-name="T28"> </text:span><text:span text:style-name="T29">It is possible that </text:span><text:span text:style-name="T15">R[a][b]</text:span><text:span text:style-name="T29"> </text:span><text:span text:style-name="T28">might not be the </text:span><text:span text:style-name="T29">reciprocal of </text:span><text:span text:style-name="T15">R[b][a]</text:span><text:span text:style-name="T21">, i.e., it is possible that R[a][b] </text:span><text:span text:style-name="T32">≠ </text:span></text:p>
      <text:p text:style-name="P3"><text:span text:style-name="T22">1/R[b][a]. </text:span></text:p>
      <text:p text:style-name="P4"><text:span text:style-name="T28"><text:tab/>Sometime, the exchanger made a mistake in calculation, allowing a customer with </text:span><text:span text:style-name="T29">some amount of </text:span><text:span text:style-name="T28"><text:s/>currency </text:span><text:span text:style-name="T29">X</text:span><text:span text:style-name="T28"> to convert the whole amount to currency </text:span><text:span text:style-name="T29">Y </text:span><text:span text:style-name="T28">and then <text:s/>convert again to another currency </text:span><text:span text:style-name="T29">Z</text:span><text:span text:style-name="T28"> and </text:span><text:span text:style-name="T29">so on</text:span><text:span text:style-name="T28">. </text:span><text:span text:style-name="T29">After some exchange, </text:span><text:span text:style-name="T28">the customer converts the money back to </text:span><text:span text:style-name="T29">the original </text:span><text:span text:style-name="T28">currency </text:span><text:span text:style-name="T29">X</text:span><text:span text:style-name="T28"> and the</text:span><text:span text:style-name="T29">n</text:span><text:span text:style-name="T28"> he ends up with more money than he originally has. </text:span><text:span text:style-name="T30">This allow us to generate infinite money.</text:span></text:p>
      <text:p text:style-name="P4"><text:span text:style-name="T30"><text:tab/></text:span><text:span text:style-name="T29">This is possible for some value of table R. </text:span>For example, let us assume that <text:span text:style-name="T47">R[1][2] = 0.7</text:span> (indicating that, for one unit of currency 1, the exchanger will give 0.7 unit of currency 2), <text:span text:style-name="T47">R[2][3] = 2</text:span> and <text:span text:style-name="T47">R[3][1] = 0.75</text:span>. If we start with 1 unit of currency 1 and convert to 2 and to 3 and then back to 1, we will end up with 1.05 unit of currency 1. </text:p>
      <text:p text:style-name="P3"><text:tab/><text:span text:style-name="T45">You want to </text:span>detect <text:span text:style-name="T27">if for a given table </text:span><text:span text:style-name="T14">R</text:span><text:span text:style-name="T27">, such infinity exchange is possible. </text:span></text:p>
      <text:h text:style-name="P17" text:outline-level="1">Input</text:h>
      <text:p text:style-name="P13"><text:span text:style-name="T36"><text:tab/></text:span><text:span text:style-name="T37">There are multiple table R that we need to check. </text:span><text:span text:style-name="T38">The first line contains a</text:span><text:span text:style-name="T39">n integer</text:span><text:span text:style-name="T38"> </text:span><text:span text:style-name="T41">K</text:span><text:span text:style-name="T38"> </text:span><text:span text:style-name="T39">(1 &lt; K </text:span><text:span text:style-name="T31">≤</text:span><text:span text:style-name="T40"> 20) that indicates </text:span><text:span text:style-name="T34">the number of exchange rate tables. </text:span><text:span text:style-name="T35">Each table are given using the following format.</text:span></text:p>
      <text:list xml:id="list368380840567658373" text:style-name="L2">
        <text:list-item>
          <text:p text:style-name="P14"><text:span text:style-name="T39">T</text:span><text:span text:style-name="T38">he first line </text:span><text:span text:style-name="T39">contains the number of currency </text:span><text:span text:style-name="T42">N</text:span><text:span text:style-name="T39"> (1 </text:span><text:span text:style-name="T31">≤ N ≤ 500). </text:span></text:p>
        </text:list-item>
        <text:list-item>
          <text:p text:style-name="P14"><text:span text:style-name="T31">The next </text:span><text:span text:style-name="T33">N</text:span><text:span text:style-name="T31"> lines give the table </text:span><text:span text:style-name="T33">R</text:span><text:span text:style-name="T31">. Each line has </text:span><text:span text:style-name="T33">N</text:span><text:span text:style-name="T31"> real numbers. T</text:span><text:span text:style-name="T34">he </text:span><text:span text:style-name="T44">i</text:span><text:span text:style-name="T34">-th numbers in </text:span><text:span text:style-name="T35">the </text:span><text:span text:style-name="T44">j</text:span><text:span text:style-name="T34">-th line </text:span><text:span text:style-name="T35">of these </text:span><text:span text:style-name="T43">N</text:span><text:span text:style-name="T35"> lines</text:span><text:span text:style-name="T34"> gives the value of </text:span><text:span text:style-name="T43">R[i][j]</text:span><text:span text:style-name="T34">.</text:span></text:p>
        </text:list-item>
      </text:list>
      <text:h text:style-name="P18" text:outline-level="1">Output</text:h>
      <text:p text:style-name="P12"><text:tab/>The output must have exactly <text:span text:style-name="T11">K</text:span> lines; each line must contain either the word “YES” or “NO” indicating whether we can make infinite profit from the corresponding table in the input. </text:p>
      <text:p text:style-name="P12"/>
      <text:p text:style-name="P12"/>
      <text:p text:style-name="P12"/>
      <text:h text:style-name="P16" text:outline-level="1"><text:soft-page-break/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Output</text:p>
          </table:table-cell>
        </table:table-row>
        <table:table-row table:style-name="Table1.1">
          <table:table-cell table:style-name="Table1.A1" office:value-type="string">
            <text:p text:style-name="P7"><text:span text:style-name="T46">2</text:span></text:p>
            <text:p text:style-name="P10"><text:span text:style-name="T46">3</text:span></text:p>
            <text:p text:style-name="P10"><text:span text:style-name="T46">1 0.7 1.2</text:span></text:p>
            <text:p text:style-name="P10"><text:span text:style-name="T46">1.1 1 2</text:span></text:p>
            <text:p text:style-name="P10"><text:span text:style-name="T46">0.75 0.7 1</text:span></text:p>
            <text:p text:style-name="P10"><text:span text:style-name="T46">2</text:span></text:p>
            <text:p text:style-name="P10"><text:span text:style-name="T46">1 0.7</text:span></text:p>
            <text:p text:style-name="P7"><text:span text:style-name="T46">1.2 1</text:span></text:p>
          </table:table-cell>
          <table:table-cell table:style-name="Table1.A1" office:value-type="string">
            <text:p text:style-name="P9">YES</text:p>
            <text:p text:style-name="P9">NO</text:p>
          </table:table-cell>
        </table:table-row>
      </table:table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Quotations" style:family="paragraph" style:parent-style-name="Standard" style:class="html"/>
    <style:style style:name="Subtitle" style:family="paragraph" style:parent-style-name="Heading" style:class="chapter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1-17T22:59:13.463605169</dc:date>
    <meta:editing-duration>PT2H47M50S</meta:editing-duration>
    <meta:editing-cycles>35</meta:editing-cycles>
    <meta:print-date>2014-09-09T23:50:22.741847462</meta:print-date>
    <meta:document-statistic meta:table-count="1" meta:image-count="0" meta:object-count="0" meta:page-count="2" meta:paragraph-count="26" meta:word-count="378" meta:character-count="1944" meta:non-whitespace-character-count="1579"/>
  </office:meta>
</office:document-meta>
</file>